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A8000002262A971E85AF579839.jpg" manifest:media-type="image/jpeg"/>
  <manifest:file-entry manifest:full-path="Pictures/10000000000003A300000200DB44B7C81FD07EAA.jpg" manifest:media-type="image/jpeg"/>
  <manifest:file-entry manifest:full-path="Pictures/100000000000039F0000023A79543D3A93FDF7FC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4" text:anchor-type="page" text:anchor-page-number="2" svg:x="0.573cm" svg:y="15.584cm" svg:width="20.428cm" svg:height="8.707cm" draw:z-index="3">
        <draw:image xlink:href="Pictures/100000000000039F0000023A79543D3A93FDF7FC.jpg" xlink:type="simple" xlink:show="embed" xlink:actuate="onLoad" draw:mime-type="image/jpeg"/>
      </draw:frame>
      <draw:frame draw:style-name="fr2" draw:name="Image3" text:anchor-type="page" text:anchor-page-number="2" svg:x="1.296cm" svg:y="4.805cm" svg:width="19.276cm" svg:height="8.005cm" draw:z-index="2">
        <draw:image xlink:href="Pictures/10000000000003A300000200DB44B7C81FD07EAA.jpg" xlink:type="simple" xlink:show="embed" xlink:actuate="onLoad" draw:mime-type="image/jpeg"/>
      </draw:frame>
      <text:p text:style-name="Standard"><draw:frame draw:style-name="fr3" draw:name="Image1" text:anchor-type="char" svg:x="-0.933cm" svg:y="10.363cm" svg:width="17.835cm" svg:height="9.495cm" draw:z-index="0"><draw:image xlink:href="Pictures/100000000000039F0000023A79543D3A93FDF7FC.jpg" xlink:type="simple" xlink:show="embed" xlink:actuate="onLoad" draw:mime-type="image/jpeg"/></draw:frame><draw:frame draw:style-name="fr3" draw:name="Image2" text:anchor-type="char" svg:x="-1.628cm" svg:y="0.291cm" svg:width="19.641cm" svg:height="7.962cm" draw:z-index="1"><draw:image xlink:href="Pictures/10000000000003A8000002262A971E85AF579839.jpg" xlink:type="simple" xlink:show="embed" xlink:actuate="onLoad" draw:mime-type="image/jpeg"/></draw:frame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soft-page-break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17T14:10:40.111790665</meta:creation-date>
    <dc:date>2026-02-17T14:17:16.157819613</dc:date>
    <meta:editing-duration>PT6M37S</meta:editing-duration>
    <meta:editing-cycles>1</meta:editing-cycles>
    <meta:document-statistic meta:table-count="0" meta:image-count="4" meta:object-count="0" meta:page-count="2" meta:paragraph-count="1" meta:word-count="0" meta:character-count="113" meta:non-whitespace-character-count="0"/>
    <meta:generator>LibreOffice/7.3.7.2$Linux_X86_64 LibreOffice_project/30$Build-2</meta:generator>
  </office:meta>
</office:document-meta>
</file>